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7872b" officeooo:paragraph-rsid="00178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: PDFs</text:p>
      <text:p text:style-name="P1">Categories:</text:p>
      <text:p text:style-name="P1"><text:tab/>Title: Non-Formula</text:p>
      <text:p text:style-name="P1"><text:tab/>Categories:</text:p>
      <text:p text:style-name="P1"><text:tab/><text:tab/>Title: homepage</text:p>
      <text:p text:style-name="P1"><text:tab/><text:tab/>properties:</text:p>
      <text:p text:style-name="P1"><text:tab/><text:tab/><text:tab/>Name: home</text:p>
      <text:p text:style-name="P1"><text:tab/><text:tab/><text:tab/>Path: …</text:p>
      <text:p text:style-name="P1"><text:tab/>Title: Science</text:p>
      <text:p text:style-name="P1"><text:tab/>Categories:</text:p>
      <text:p text:style-name="P1"><text:tab/><text:tab/>Title: Chemistry</text:p>
      <text:p text:style-name="P1"><text:tab/><text:tab/>Pages:</text:p>
      <text:p text:style-name="P1"><text:tab/><text:tab/><text:tab/>Name: Thermo</text:p>
      <text:p text:style-name="P1"><text:tab/><text:tab/><text:tab/>Path: …,</text:p>
      <text:p text:style-name="P1"><text:tab/><text:tab/><text:tab/>Name: Gen Chemistry</text:p>
      <text:p text:style-name="P1"><text:tab/><text:tab/><text:tab/>Path: …,</text:p>
      <text:p text:style-name="P1"><text:tab/><text:tab/>Title: Physics</text:p>
      <text:p text:style-name="P1"><text:tab/><text:tab/>properties:</text:p>
      <text:p text:style-name="P1"><text:tab/><text:tab/><text:tab/>Name: Mechanics</text:p>
      <text:p text:style-name="P1"><text:tab/><text:tab/><text:tab/>Path: …</text:p>
      <text:p text:style-name="P1"><text:tab/>Title: Technology</text:p>
      <text:p text:style-name="P1"><text:tab/>Categories:</text:p>
      <text:p text:style-name="P1"><text:tab/><text:tab/>Title: </text:p>
      <text:p text:style-name="P1"><text:tab/><text:tab/>properties:</text:p>
      <text:p text:style-name="P1"><text:tab/><text:tab/><text:tab/>Name: </text:p>
      <text:p text:style-name="P1"><text:tab/><text:tab/><text:tab/>Path: …</text:p>
      <text:p text:style-name="P1"><text:tab/>Title: Engineering </text:p>
      <text:p text:style-name="P1"><text:tab/>Categories:</text:p>
      <text:p text:style-name="P1"><text:tab/><text:tab/>Title: </text:p>
      <text:p text:style-name="P1"><text:tab/><text:tab/>properties:</text:p>
      <text:p text:style-name="P1"><text:tab/><text:tab/><text:tab/>Name: </text:p>
      <text:p text:style-name="P1"><text:tab/><text:tab/><text:tab/>Path: …</text:p>
      <text:p text:style-name="P1"><text:tab/>Title: Math</text:p>
      <text:p text:style-name="P1"><text:tab/>Categories:</text:p>
      <text:p text:style-name="P1"><text:tab/><text:tab/>Title: </text:p>
      <text:p text:style-name="P1"><text:tab/><text:tab/>properties:</text:p>
      <text:p text:style-name="P1"><text:tab/><text:tab/><text:tab/>Name: </text:p>
      <text:p text:style-name="P1"><text:tab/><text:tab/><text:tab/>Path: …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2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8T23:12:04.526382469</meta:creation-date>
    <dc:date>2021-09-12T10:20:17.460483485</dc:date>
    <meta:editing-duration>P3DT10H35M20S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1" meta:paragraph-count="39" meta:word-count="59" meta:character-count="485" meta:non-whitespace-character-count="380"/>
  </office:meta>
</office:document-meta>
</file>